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5659" officeooo:paragraph-rsid="00195659"/>
    </style:style>
    <style:style style:name="P2" style:family="paragraph" style:parent-style-name="Text_20_body" style:list-style-name="L1">
      <style:text-properties officeooo:rsid="001b4452" officeooo:paragraph-rsid="001b4452"/>
    </style:style>
    <style:style style:name="P3" style:family="paragraph" style:parent-style-name="Heading_20_2">
      <style:text-properties officeooo:rsid="001e7137" officeooo:paragraph-rsid="001e7137"/>
    </style:style>
    <style:style style:name="P4" style:family="paragraph" style:parent-style-name="Text_20_body" style:list-style-name="L2">
      <style:text-properties officeooo:rsid="001b4452" officeooo:paragraph-rsid="001dbd4c"/>
    </style:style>
    <style:style style:name="P5" style:family="paragraph" style:parent-style-name="Text_20_body" style:list-style-name="L2">
      <style:text-properties officeooo:rsid="001b98c4" officeooo:paragraph-rsid="001dbd4c"/>
    </style:style>
    <style:style style:name="P6" style:family="paragraph" style:parent-style-name="Text_20_body" style:list-style-name="L2">
      <style:text-properties officeooo:rsid="001b98c4" officeooo:paragraph-rsid="001b98c4"/>
    </style:style>
    <style:style style:name="P7" style:family="paragraph" style:parent-style-name="Text_20_body">
      <style:text-properties officeooo:rsid="001b4452" officeooo:paragraph-rsid="001b4452"/>
    </style:style>
    <style:style style:name="P8" style:family="paragraph" style:parent-style-name="Text_20_body">
      <style:text-properties officeooo:rsid="001dbd4c" officeooo:paragraph-rsid="001dbd4c"/>
    </style:style>
    <style:style style:name="P9" style:family="paragraph" style:parent-style-name="Text_20_body" style:list-style-name="L3">
      <style:text-properties officeooo:rsid="001dbd4c" officeooo:paragraph-rsid="001dbd4c"/>
    </style:style>
    <style:style style:name="P10" style:family="paragraph" style:parent-style-name="Text_20_body" style:list-style-name="L4">
      <style:text-properties officeooo:rsid="001c8044" officeooo:paragraph-rsid="001c8044"/>
    </style:style>
    <style:style style:name="P11" style:family="paragraph" style:parent-style-name="Text_20_body" style:list-style-name="L4">
      <style:text-properties officeooo:rsid="001c8044" officeooo:paragraph-rsid="001dbd4c"/>
    </style:style>
    <style:style style:name="P12" style:family="paragraph" style:parent-style-name="Text_20_body" style:list-style-name="L4">
      <style:text-properties officeooo:rsid="001dbd4c" officeooo:paragraph-rsid="001dbd4c"/>
    </style:style>
    <style:style style:name="P13" style:family="paragraph" style:parent-style-name="Text_20_body" style:list-style-name="L4">
      <style:text-properties style:font-name="Liberation Serif" officeooo:rsid="001dbd4c" officeooo:paragraph-rsid="001dbd4c"/>
    </style:style>
    <style:style style:name="P14" style:family="paragraph" style:parent-style-name="Text_20_body" style:list-style-name="L4">
      <style:text-properties style:font-name="Liberation Serif" officeooo:rsid="001e7137" officeooo:paragraph-rsid="001e7137"/>
    </style:style>
    <style:style style:name="T1" style:family="text">
      <style:text-properties officeooo:rsid="001b4452"/>
    </style:style>
    <style:style style:name="T2" style:family="text">
      <style:text-properties officeooo:rsid="001b98c4"/>
    </style:style>
    <style:style style:name="T3" style:family="text">
      <style:text-properties officeooo:rsid="001fe485"/>
    </style:style>
    <style:style style:name="T4" style:family="text">
      <style:text-properties officeooo:rsid="001e7137"/>
    </style:style>
    <style:style style:name="T5" style:family="text">
      <style:text-properties style:font-name="Liberation Serif" officeooo:rsid="001dbd4c"/>
    </style:style>
    <style:style style:name="T6" style:family="text">
      <style:text-properties officeooo:rsid="001dbd4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e713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RI data</text:h>
      <text:h text:style-name="Heading_20_2" text:outline-level="2">Samenvatting</text:h>
      <text:p text:style-name="P1">ORI (OpenRaadsInformatie) bevat <text:span text:style-name="T1">documenten</text:span> van Ne<text:span text:style-name="T1">derlandse Gemeenten, Provincies en Waterschappen.</text:span></text:p>
      <text:h text:style-name="Heading_20_2" text:outline-level="2">Wat</text:h>
      <text:list text:style-name="L1">
        <text:list-item>
          <text:p text:style-name="P2">304 Gemeenten</text:p>
        </text:list-item>
        <text:list-item>
          <text:p text:style-name="P2">7 Provincies</text:p>
        </text:list-item>
        <text:list-item>
          <text:p text:style-name="P2">4 Waterschappen</text:p>
        </text:list-item>
      </text:list>
      <text:h text:style-name="P3" text:outline-level="2">Leveranciers</text:h>
      <text:list text:style-name="L2">
        <text:list-item>
          <text:p text:style-name="P4">Ibabs (<text:a xlink:type="simple" xlink:href="https://www.ibabs.com/" text:style-name="Internet_20_link" text:visited-style-name="Visited_20_Internet_20_Link">https://www.ibabs.com/</text:a>): <text:span text:style-name="T2">gemeenten, provincies, </text:span>waterschappen</text:p>
        </text:list-item>
        <text:list-item>
          <text:p text:style-name="P5">Notubiz (<text:a xlink:type="simple" xlink:href="https://www.notubiz.nl/" text:style-name="Internet_20_link" text:visited-style-name="Visited_20_Internet_20_Link">https://www.notubiz.nl/</text:a>): gemeenten, provincies, <text:span text:style-name="T1">waterschappen</text:span></text:p>
        </text:list-item>
        <text:list-item>
          <text:p text:style-name="P6">Parlaeus, sinds 01-01-2025 Qualigraf (<text:a xlink:type="simple" xlink:href="https://qualigraf.com/nl/homepage-nl/" text:style-name="Internet_20_link" text:visited-style-name="Visited_20_Internet_20_Link">https://qualigraf.com/nl/homepage-nl/</text:a>) : gemeenten</text:p>
        </text:list-item>
        <text:list-item>
          <text:p text:style-name="P6">Gemeenteoplossingen (<text:a xlink:type="simple" xlink:href="https://www.gemeenteoplossingen.nl/" text:style-name="Internet_20_link" text:visited-style-name="Visited_20_Internet_20_Link">https://www.gemeenteoplossingen.nl/</text:a>): gemeenten</text:p>
        </text:list-item>
      </text:list>
      <text:h text:style-name="Heading_20_2" text:outline-level="2">Periode</text:h>
      <text:p text:style-name="P7">Documenten van 01-01-2010 tm <text:span text:style-name="T3">TBD</text:span></text:p>
      <text:h text:style-name="Heading_20_2" text:outline-level="2">Oplevering</text:h>
      <text:p text:style-name="P8">Per PDF bestand worden de volgende bestanden geleverd:</text:p>
      <text:list text:style-name="L3">
        <text:list-item>
          <text:p text:style-name="P9">PDF bestand zelf</text:p>
        </text:list-item>
        <text:list-item>
          <text:p text:style-name="P9">.md bestand met daarin de tekst van de PDF. Indien “ocr_used” (zie beneden) <text:span text:style-name="T4">gelijk is aan “”</text:span>, dan bevat dit bestand tekst met markdown formattering. Indien “ocr_used” een waarde heeft, dan bevat dit bestand tekst zonder markdown formattering.</text:p>
        </text:list-item>
        <text:list-item>
          <text:p text:style-name="P9">.metadata bestand met daarin de meta data</text:p>
        </text:list-item>
      </text:list>
      <text:p text:style-name="P8">De .md en .metadata bestanden hebben dezelfde naam als het PDF bestand, waarbij de .pdf extensie vervangen is.</text:p>
      <text:h text:style-name="Heading_20_2" text:outline-level="2">Metadata</text:h>
      <text:list text:style-name="L4">
        <text:list-item>
          <text:p text:style-name="P10">key: identificatie van instantie, bv “amsterdam”</text:p>
        </text:list-item>
        <text:list-item>
          <text:p text:style-name="P11">key_type: type instantie, <text:span text:style-name="T5">één van</text:span> <text:span text:style-name="T6">[</text:span>“<text:span text:style-name="T6">municipality”, “province”, “waterschap”]</text:span></text:p>
        </text:list-item>
        <text:list-item>
          <text:p text:style-name="P12">key_name: naam van instantie, bv “Amsterdam”</text:p>
        </text:list-item>
        <text:list-item>
          <text:p text:style-name="P12">supplier: bron, <text:s/><text:span text:style-name="T7">één van [“ibabs”, “notubiz”, “parlaeus”, “gemeenteoplossingen”]</text:span></text:p>
        </text:list-item>
        <text:list-item>
          <text:p text:style-name="P12"><text:soft-page-break/><text:span text:style-name="T7">content_type: “application/pdf”</text:span></text:p>
        </text:list-item>
        <text:list-item>
          <text:p text:style-name="P13">size: grootte van het bestand in bytes</text:p>
        </text:list-item>
        <text:list-item>
          <text:p text:style-name="P13">filename: de oorspronkelijke naam van het bestand</text:p>
        </text:list-item>
        <text:list-item>
          <text:p text:style-name="P12"><text:span text:style-name="T7">last_changed_at: de datum voor het bestand in ISO formaat, </text:span><text:span text:style-name="T8">bv “2024-03-19T10:13:30+01:00”</text:span></text:p>
        </text:list-item>
        <text:list-item>
          <text:p text:style-name="P14">original_url: de URL waarmee het bestand bij de leverancier is opgehaald</text:p>
        </text:list-item>
        <text:list-item>
          <text:p text:style-name="P14">ocr_used:</text:p>
          <text:list>
            <text:list-item>
              <text:p text:style-name="P14">als de PDF al een tekstlaag bevatte dan is die gebruikt voor het .md bestand en zal ocr_used de waarde “” hebben</text:p>
            </text:list-item>
            <text:list-item>
              <text:p text:style-name="P14">als de PDF geen tekstlaag bevatte hebben wij OCR toegepast en het resultaat gebruikt voor het .md bestand. De gebruikte OCR engine (en versie) wordt in ocr_used opgeslagen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50:00.627034639</meta:creation-date>
    <meta:editing-duration>PT20M12S</meta:editing-duration>
    <meta:editing-cycles>5</meta:editing-cycles>
    <meta:generator>LibreOffice/24.8.3.2$Linux_X86_64 LibreOffice_project/e14c9fdd1f585efcbb2c5363087a99d20928d522</meta:generator>
    <dc:date>2025-02-04T11:20:52.830283848</dc:date>
    <meta:document-statistic meta:table-count="0" meta:image-count="0" meta:object-count="0" meta:page-count="2" meta:paragraph-count="33" meta:word-count="262" meta:character-count="1830" meta:non-whitespace-character-count="1622"/>
  </office:meta>
</office:document-meta>
</file>